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05cm"/>
    </style:style>
    <style:style style:name="gr5" style:family="graphic" style:parent-style-name="standard">
      <style:graphic-properties draw:fill-color="#000000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37cm"/>
    </style:style>
    <style:style style:name="gr12" style:family="graphic" style:parent-style-name="standard">
      <style:graphic-properties draw:stroke="none" svg:stroke-color="#000000" draw:fill="none" draw:fill-color="#ffffff" fo:min-height="1.054cm"/>
    </style:style>
    <style:style style:name="gr13" style:family="graphic" style:parent-style-name="standard">
      <style:graphic-properties draw:stroke="none" svg:stroke-color="#000000" draw:fill="none" draw:fill-color="#ffffff" fo:min-height="1.6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494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4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0.5cm" svg:height="3.556cm" svg:x="4cm" svg:y="2.5cm">
          <draw:text-box>
            <text:p>- etats des vaisseaux</text:p>
            <text:p>- etats du joueur</text:p>
            <text:p>- etats des canons</text:p>
            <text:p>- etats du laser (rebonds)</text:p>
            <text:p>- etats case artefact</text:p>
          </draw:text-box>
        </draw:frame>
        <draw:g>
          <draw:custom-shape draw:style-name="gr2" draw:text-style-name="P1" draw:layer="layout" svg:width="6.5cm" svg:height="4cm" svg:x="5.5cm" svg:y="12.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5.5cm" svg:y1="13.591cm" svg:x2="12cm" svg:y2="13.591cm">
            <text:p/>
          </draw:line>
        </draw:g>
        <draw:g>
          <draw:g>
            <draw:custom-shape draw:style-name="gr2" draw:text-style-name="P1" draw:layer="layout" svg:width="23.6cm" svg:height="23.2cm" svg:x="1.5cm" svg:y="8.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3" draw:text-style-name="P1" draw:layer="layout" svg:x1="1.596cm" svg:y1="10.118cm" svg:x2="8.204cm" svg:y2="10.118cm">
              <text:p/>
            </draw:line>
            <draw:line draw:style-name="gr3" draw:text-style-name="P1" draw:layer="layout" svg:x1="8.821cm" svg:y1="8.399cm" svg:x2="8.821cm" svg:y2="9.583cm">
              <text:p/>
            </draw:line>
            <draw:line draw:style-name="gr3" draw:text-style-name="P1" draw:layer="layout" svg:x1="8.169cm" svg:y1="10.126cm" svg:x2="8.821cm" svg:y2="9.583cm">
              <text:p/>
            </draw:line>
          </draw:g>
          <draw:frame draw:style-name="gr4" draw:layer="layout" svg:width="6.5cm" svg:height="1.105cm" svg:x="1.8cm" svg:y="8.852cm">
            <draw:text-box>
              <text:p>Vaisseau</text:p>
            </draw:text-box>
          </draw:frame>
        </draw:g>
        <draw:circle draw:style-name="gr5" draw:text-style-name="P1" draw:layer="layout" svg:width="1cm" svg:height="1cm" svg:x="2.5cm" svg:y="14cm">
          <text:p/>
        </draw:circle>
        <draw:g>
          <draw:circle draw:style-name="gr6" draw:text-style-name="P1" draw:layer="layout" svg:width="1cm" svg:height="1cm" svg:x="8.5cm" svg:y="30cm">
            <text:p/>
          </draw:circle>
          <draw:circle draw:style-name="gr5" draw:text-style-name="P1" draw:layer="layout" svg:width="0.5cm" svg:height="0.5cm" svg:x="8.744cm" svg:y="30.26cm">
            <text:p/>
          </draw:circle>
        </draw:g>
        <draw:line draw:style-name="gr7" draw:text-style-name="P1" draw:layer="layout" svg:x1="3.5cm" svg:y1="14.5cm" svg:x2="5.5cm" svg:y2="14.5cm">
          <text:p/>
        </draw:line>
        <draw:frame draw:style-name="gr8" draw:layer="layout" svg:width="6cm" svg:height="0.712cm" svg:x="5.9cm" svg:y="12.7cm">
          <draw:text-box>
            <text:p>Vaisseau Mère</text:p>
          </draw:text-box>
        </draw:frame>
        <draw:frame draw:style-name="gr9" draw:text-style-name="P3" draw:layer="layout" svg:width="6.5cm" svg:height="2cm" svg:x="5.6cm" svg:y="13.7cm">
          <draw:text-box>
            <text:p text:style-name="P2"><text:span text:style-name="T1">Sur case énergie / recharger</text:span></text:p>
            <text:p text:style-name="P2"><text:span text:style-name="T1">Sur case artefact / prendre</text:span></text:p>
            <text:p text:style-name="P2"><text:span text:style-name="T1">Sur case base / déposer art.</text:span></text:p>
          </draw:text-box>
        </draw:frame>
        <draw:g>
          <draw:custom-shape draw:style-name="gr2" draw:text-style-name="P1" draw:layer="layout" svg:width="6.5cm" svg:height="4cm" svg:x="17.6cm" svg:y="16.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17.6cm" svg:y1="17.591cm" svg:x2="24.1cm" svg:y2="17.591cm">
            <text:p/>
          </draw:line>
        </draw:g>
        <draw:frame draw:style-name="gr8" draw:layer="layout" svg:width="6cm" svg:height="0.712cm" svg:x="17.9cm" svg:y="16.7cm">
          <draw:text-box>
            <text:p>Battlecruiser</text:p>
          </draw:text-box>
        </draw:frame>
        <draw:frame draw:style-name="gr9" draw:text-style-name="P3" draw:layer="layout" svg:width="6.5cm" svg:height="2cm" svg:x="17.8cm" svg:y="17.7cm">
          <draw:text-box>
            <text:p text:style-name="P2"><text:span text:style-name="T1">Sur case énergie / recharger</text:span></text:p>
            <text:p text:style-name="P2"><text:span text:style-name="T1">Sur case artefact / prendre</text:span></text:p>
            <text:p text:style-name="P2"><text:span text:style-name="T1">Sur case base / déposer art.</text:span></text:p>
          </draw:text-box>
        </draw:frame>
        <draw:line draw:style-name="gr10" draw:text-style-name="P1" draw:layer="layout" svg:x1="12cm" svg:y1="14.9cm" svg:x2="17.5cm" svg:y2="18.9cm">
          <text:p text:style-name="P1"><text:line-break/>Touché par un laser</text:p>
        </draw:line>
        <draw:g>
          <draw:custom-shape draw:style-name="gr2" draw:text-style-name="P1" draw:layer="layout" svg:width="6.5cm" svg:height="4cm" svg:x="5.4cm" svg:y="20.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5.4cm" svg:y1="21.591cm" svg:x2="11.9cm" svg:y2="21.591cm">
            <text:p/>
          </draw:line>
        </draw:g>
        <draw:frame draw:style-name="gr8" draw:layer="layout" svg:width="6cm" svg:height="0.712cm" svg:x="5.8cm" svg:y="20.7cm">
          <draw:text-box>
            <text:p>Capsule de Survie</text:p>
          </draw:text-box>
        </draw:frame>
        <draw:frame draw:style-name="gr9" draw:text-style-name="P3" draw:layer="layout" svg:width="6.5cm" svg:height="2cm" svg:x="5.5cm" svg:y="21.7cm">
          <draw:text-box>
            <text:p text:style-name="P2"><text:span text:style-name="T1">Sur case énergie / recharger</text:span></text:p>
            <text:p text:style-name="P2"><text:span text:style-name="T1">Entry / lâcher artefact (si en a un)</text:span></text:p>
          </draw:text-box>
        </draw:frame>
        <draw:line draw:style-name="gr7" draw:text-style-name="P1" draw:layer="layout" svg:x1="17.5cm" svg:y1="19cm" svg:x2="12cm" svg:y2="23cm">
          <text:p/>
        </draw:line>
        <draw:frame draw:style-name="gr11" draw:layer="layout" svg:width="7.555cm" svg:height="0.937cm" draw:transform="rotate (0.62831853071784) translate (11.272cm 22.639cm)">
          <draw:text-box>
            <text:p>Touché par un laser</text:p>
          </draw:text-box>
        </draw:frame>
        <draw:line draw:style-name="gr7" draw:layer="layout" svg:x1="17.5cm" svg:y1="17.5cm" svg:x2="12cm" svg:y2="13.5cm">
          <text:p/>
        </draw:line>
        <draw:frame draw:style-name="gr11" draw:layer="layout" svg:width="7.555cm" svg:height="0.937cm" draw:transform="rotate (-0.610865238199087) translate (12.105cm 12.752cm)">
          <draw:text-box>
            <text:p>Arrivée sur case base</text:p>
          </draw:text-box>
        </draw:frame>
        <draw:line draw:style-name="gr10" draw:layer="layout" svg:x1="8.5cm" svg:y1="20.5cm" svg:x2="8.5cm" svg:y2="16.5cm">
          <text:p>Arrivée sur</text:p>
          <text:p>case base</text:p>
        </draw:line>
        <draw:line draw:style-name="gr10" draw:layer="layout" svg:x1="9cm" svg:y1="24.5cm" svg:x2="9cm" svg:y2="30cm">
          <text:p/>
          <text:p>Touché par un laser</text:p>
        </draw:line>
      </draw:page>
      <draw:page draw:name="page2" draw:style-name="dp1" draw:master-page-name="Standard">
        <draw:g>
          <draw:custom-shape draw:style-name="gr2" draw:text-style-name="P1" draw:layer="layout" svg:width="11cm" svg:height="16.712cm" svg:x="5cm" svg:y="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5cm" svg:y1="10.558cm" svg:x2="16cm" svg:y2="10.558cm">
            <text:p/>
          </draw:line>
        </draw:g>
        <draw:g>
          <draw:g>
            <draw:custom-shape draw:style-name="gr2" draw:text-style-name="P1" draw:layer="layout" svg:width="28.894cm" svg:height="22.117cm" svg:x="1.1cm" svg:y="1.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3" draw:text-style-name="P1" draw:layer="layout" svg:x1="1.218cm" svg:y1="3.533cm" svg:x2="9.308cm" svg:y2="3.533cm">
              <text:p/>
            </draw:line>
            <draw:line draw:style-name="gr3" draw:text-style-name="P1" draw:layer="layout" svg:x1="10.063cm" svg:y1="1.894cm" svg:x2="10.063cm" svg:y2="3.023cm">
              <text:p/>
            </draw:line>
            <draw:line draw:style-name="gr3" draw:text-style-name="P1" draw:layer="layout" svg:x1="9.265cm" svg:y1="3.541cm" svg:x2="10.063cm" svg:y2="3.023cm">
              <text:p/>
            </draw:line>
          </draw:g>
          <draw:frame draw:style-name="gr12" draw:layer="layout" svg:width="7.958cm" svg:height="1.054cm" svg:x="1.467cm" svg:y="2.326cm">
            <draw:text-box>
              <text:p>Joueur</text:p>
            </draw:text-box>
          </draw:frame>
        </draw:g>
        <draw:circle draw:style-name="gr5" draw:text-style-name="P1" draw:layer="layout" svg:width="1cm" svg:height="1cm" svg:x="2cm" svg:y="7.5cm">
          <text:p/>
        </draw:circle>
        <draw:g>
          <draw:circle draw:style-name="gr6" draw:text-style-name="P1" draw:layer="layout" svg:width="1cm" svg:height="1cm" svg:x="11.099cm" svg:y="21.679cm">
            <text:p/>
          </draw:circle>
          <draw:circle draw:style-name="gr5" draw:text-style-name="P1" draw:layer="layout" svg:width="0.5cm" svg:height="0.5cm" svg:x="11.343cm" svg:y="21.939cm">
            <text:p/>
          </draw:circle>
        </draw:g>
        <draw:line draw:style-name="gr7" draw:text-style-name="P1" draw:layer="layout" svg:x1="3cm" svg:y1="8cm" svg:x2="5cm" svg:y2="8cm">
          <text:p/>
        </draw:line>
        <draw:frame draw:style-name="gr13" draw:layer="layout" svg:width="7.273cm" svg:height="1.602cm" svg:x="6.5cm" svg:y="7.898cm">
          <draw:text-box>
            <text:p>Joueur qui a la main</text:p>
          </draw:text-box>
        </draw:frame>
        <draw:g>
          <draw:custom-shape draw:style-name="gr2" draw:text-style-name="P1" draw:layer="layout" svg:width="11.5cm" svg:height="7.66cm" svg:x="17.5cm" svg:y="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17.5cm" svg:y1="8.089cm" svg:x2="29cm" svg:y2="8.089cm">
            <text:p/>
          </draw:line>
        </draw:g>
        <draw:frame draw:style-name="gr13" draw:layer="layout" svg:width="7.612cm" svg:height="1.602cm" svg:x="19.339cm" svg:y="6.537cm">
          <draw:text-box>
            <text:p>Joueur qui attend</text:p>
          </draw:text-box>
        </draw:frame>
        <draw:line draw:style-name="gr3" draw:layer="layout" svg:x1="10.5cm" svg:y1="6cm" svg:x2="10.5cm" svg:y2="4cm">
          <text:p/>
        </draw:line>
        <draw:line draw:style-name="gr3" draw:layer="layout" svg:x1="10.5cm" svg:y1="4cm" svg:x2="22.5cm" svg:y2="4cm">
          <text:p/>
        </draw:line>
        <draw:line draw:style-name="gr7" draw:layer="layout" svg:x1="22.5cm" svg:y1="4cm" svg:x2="22.5cm" svg:y2="6cm">
          <text:p/>
        </draw:line>
        <draw:circle draw:style-name="gr5" draw:text-style-name="P1" draw:layer="layout" svg:width="0.5cm" svg:height="0.5cm" svg:x="5.5cm" svg:y="11.5cm">
          <text:p/>
        </draw:circle>
        <draw:line draw:style-name="gr7" draw:layer="layout" svg:x1="6cm" svg:y1="11.777cm" svg:x2="7.5cm" svg:y2="11.777cm">
          <text:p/>
        </draw:line>
        <draw:ellipse draw:style-name="gr6" draw:layer="layout" svg:width="0.635cm" svg:height="0.667cm" svg:x="7.503cm" svg:y="11.413cm">
          <text:p/>
        </draw:ellipse>
        <draw:ellipse draw:style-name="gr6" draw:layer="layout" svg:width="0.635cm" svg:height="0.667cm" svg:x="11.229cm" svg:y="11.414cm">
          <text:p/>
        </draw:ellipse>
        <draw:line draw:style-name="gr7" draw:layer="layout" svg:x1="8.118cm" svg:y1="11.708cm" svg:x2="11.217cm" svg:y2="11.708cm">
          <text:p/>
        </draw:line>
        <draw:frame draw:style-name="gr14" draw:text-style-name="P4" draw:layer="layout" svg:width="2.694cm" svg:height="0.475cm" svg:x="8.141cm" svg:y="11.017cm">
          <draw:text-box>
            <text:p><text:span text:style-name="T2">[souhaite tirer]</text:span></text:p>
          </draw:text-box>
        </draw:frame>
        <draw:line draw:style-name="gr10" draw:text-style-name="P5" draw:layer="layout" svg:x1="7.783cm" svg:y1="12.109cm" svg:x2="7.806cm" svg:y2="14.429cm">
          <text:p><text:span text:style-name="T3"/></text:p>
          <text:p text:style-name="P2"><text:span text:style-name="T2">[sinon]</text:span></text:p>
        </draw:line>
        <draw:line draw:style-name="gr10" draw:text-style-name="P5" draw:layer="layout" svg:x1="11.82cm" svg:y1="11.886cm" svg:x2="14.183cm" svg:y2="15.142cm">
          <text:p><text:span text:style-name="T3">[</text:span><text:span text:style-name="T2">charges </text:span></text:p>
          <text:p><text:span text:style-name="T2">disponibles]</text:span></text:p>
        </draw:line>
        <draw:g>
          <draw:custom-shape draw:style-name="gr2" draw:text-style-name="P1" draw:layer="layout" svg:width="3.379cm" svg:height="2.132cm" svg:x="5.876cm" svg:y="14.4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5.876cm" svg:y1="15.041cm" svg:x2="9.255cm" svg:y2="15.041cm">
            <text:p/>
          </draw:line>
        </draw:g>
        <draw:frame draw:style-name="gr14" draw:text-style-name="P4" draw:layer="layout" svg:width="2.948cm" svg:height="0.475cm" svg:x="6.111cm" svg:y="14.539cm">
          <draw:text-box>
            <text:p><text:span text:style-name="T2">Définir direction</text:span></text:p>
          </draw:text-box>
        </draw:frame>
        <draw:g>
          <draw:custom-shape draw:style-name="gr2" draw:text-style-name="P1" draw:layer="layout" svg:width="3.379cm" svg:height="2.132cm" svg:x="5.788cm" svg:y="18.80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5.788cm" svg:y1="19.39cm" svg:x2="9.167cm" svg:y2="19.39cm">
            <text:p/>
          </draw:line>
        </draw:g>
        <draw:frame draw:style-name="gr14" draw:text-style-name="P4" draw:layer="layout" svg:width="2.504cm" svg:height="0.475cm" svg:x="6.312cm" svg:y="18.867cm">
          <draw:text-box>
            <text:p><text:span text:style-name="T2">Déplacement</text:span></text:p>
          </draw:text-box>
        </draw:frame>
        <draw:line draw:style-name="gr10" draw:text-style-name="P6" draw:layer="layout" svg:x1="7.493cm" svg:y1="16.614cm" svg:x2="7.374cm" svg:y2="18.828cm">
          <text:p><text:span text:style-name="T4">Direction </text:span></text:p>
          <text:p><text:span text:style-name="T4">Choisie</text:span></text:p>
        </draw:line>
        <draw:g>
          <draw:custom-shape draw:style-name="gr2" draw:text-style-name="P1" draw:layer="layout" svg:width="3.379cm" svg:height="2.132cm" svg:x="12.255cm" svg:y="15.19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12.255cm" svg:y1="15.777cm" svg:x2="15.634cm" svg:y2="15.777cm">
            <text:p/>
          </draw:line>
        </draw:g>
        <draw:frame draw:style-name="gr14" draw:text-style-name="P6" draw:layer="layout" svg:width="2.826cm" svg:height="0.395cm" svg:x="12.49cm" svg:y="15.275cm">
          <draw:text-box>
            <text:p><text:span text:style-name="T4">Définir direction tir</text:span></text:p>
          </draw:text-box>
        </draw:frame>
        <draw:line draw:style-name="gr10" draw:text-style-name="P6" draw:layer="layout" svg:x1="7.36cm" svg:y1="20.963cm" svg:x2="11.032cm" svg:y2="22.206cm">
          <text:p text:style-name="P6"><text:span text:style-name="T4">Arrivé à</text:span></text:p>
          <text:p text:style-name="P6"><text:span text:style-name="T4">destination</text:span></text:p>
        </draw:line>
        <draw:g>
          <draw:custom-shape draw:style-name="gr2" draw:text-style-name="P1" draw:layer="layout" svg:width="3.379cm" svg:height="1.64cm" svg:x="12.256cm" svg:y="19.2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12.256cm" svg:y1="19.746cm" svg:x2="15.635cm" svg:y2="19.746cm">
            <text:p/>
          </draw:line>
        </draw:g>
        <draw:frame draw:style-name="gr14" draw:text-style-name="P6" draw:layer="layout" svg:width="0.726cm" svg:height="0.395cm" svg:x="13.562cm" svg:y="19.401cm">
          <draw:text-box>
            <text:p><text:span text:style-name="T4">Tirer</text:span></text:p>
          </draw:text-box>
        </draw:frame>
        <draw:line draw:style-name="gr10" draw:text-style-name="P6" draw:layer="layout" svg:x1="13.938cm" svg:y1="17.35cm" svg:x2="13.938cm" svg:y2="19.334cm">
          <text:p text:style-name="P6"><text:span text:style-name="T4">Direction </text:span></text:p>
          <text:p text:style-name="P6"><text:span text:style-name="T4">choisie</text:span></text:p>
        </draw:line>
        <draw:line draw:style-name="gr7" draw:layer="layout" svg:x1="12.288cm" svg:y1="20.249cm" svg:x2="9.255cm" svg:y2="15.744cm">
          <text:p/>
        </draw:line>
        <draw:line draw:style-name="gr10" draw:text-style-name="P4" draw:layer="layout" svg:x1="11.37cm" svg:y1="11.989cm" svg:x2="9.175cm" svg:y2="14.635cm">
          <text:p text:style-name="P4"><text:span text:style-name="T2"/></text:p>
          <text:p text:style-name="P4"><text:span text:style-name="T2"/></text:p>
        </draw:line>
        <draw:frame draw:style-name="gr14" draw:text-style-name="P7" draw:layer="layout" svg:width="3.122cm" svg:height="0.319cm" svg:x="12.374cm" svg:y="19.993cm">
          <draw:text-box>
            <text:p><text:span text:style-name="T5">Do / attendre fin rebonds</text:span></text:p>
          </draw:text-box>
        </draw:frame>
        <draw:frame draw:style-name="gr14" draw:layer="layout" svg:width="1.255cm" svg:height="0.475cm" svg:x="9.935cm" svg:y="13.115cm">
          <draw:text-box>
            <text:p text:style-name="P4"><text:span text:style-name="T2">[sinon]</text:span></text:p>
          </draw:text-box>
        </draw:frame>
        <draw:frame draw:style-name="gr14" draw:text-style-name="P6" draw:layer="layout" svg:width="0.878cm" svg:height="0.395cm" svg:x="10.188cm" svg:y="17.731cm">
          <draw:text-box>
            <text:p><text:span text:style-name="T4">Fin tir</text:span></text:p>
          </draw:text-box>
        </draw:frame>
        <draw:frame draw:style-name="gr14" draw:text-style-name="P2" draw:layer="layout" svg:width="8.223cm" svg:height="1.423cm" svg:x="18.743cm" svg:y="10.948cm">
          <draw:text-box>
            <text:p text:style-name="P2">Do / attendre fin des </text:p>
            <text:p text:style-name="P2"><text:s text:c="8"/>tours des autres joueurs</text:p>
          </draw:text-box>
        </draw:frame>
        <draw:line draw:style-name="gr3" draw:layer="layout" svg:x1="24.935cm" svg:y1="13.678cm" svg:x2="24.951cm" svg:y2="18.403cm">
          <text:p/>
        </draw:line>
        <draw:line draw:style-name="gr10" draw:layer="layout" svg:x1="24.935cm" svg:y1="18.407cm" svg:x2="16cm" svg:y2="18.5cm">
          <text:p/>
        </draw:line>
        <draw:frame draw:style-name="gr14" draw:layer="layout" svg:width="2.817cm" svg:height="1.423cm" svg:x="20cm" svg:y="17.795cm">
          <draw:text-box>
            <text:p>Tour</text:p>
            <text:p><text:s/>du joueur</text:p>
          </draw:text-box>
        </draw:frame>
      </draw:page>
      <draw:page draw:name="page3" draw:style-name="dp1" draw:master-page-name="Standard">
        <draw:g>
          <draw:custom-shape draw:style-name="gr2" draw:text-style-name="P1" draw:layer="layout" svg:width="6.5cm" svg:height="4cm" svg:x="23.099cm" svg:y="7.33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23.099cm" svg:y1="8.425cm" svg:x2="29.599cm" svg:y2="8.425cm">
            <text:p/>
          </draw:line>
        </draw:g>
        <draw:frame draw:style-name="gr8" draw:layer="layout" svg:width="6cm" svg:height="0.712cm" svg:x="23.663cm" svg:y="7.534cm">
          <draw:text-box>
            <text:p>Non Vide</text:p>
          </draw:text-box>
        </draw:frame>
        <draw:g>
          <draw:g>
            <draw:custom-shape draw:style-name="gr2" draw:text-style-name="P1" draw:layer="layout" svg:width="28.894cm" svg:height="10.375cm" svg:x="1.1cm" svg:y="1.801cm">
              <text:p/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  <draw:line draw:style-name="gr3" draw:text-style-name="P1" draw:layer="layout" svg:x1="1.218cm" svg:y1="2.614cm" svg:x2="9.308cm" svg:y2="2.614cm">
              <text:p/>
            </draw:line>
            <draw:line draw:style-name="gr3" draw:text-style-name="P1" draw:layer="layout" svg:x1="10.063cm" svg:y1="1.845cm" svg:x2="10.063cm" svg:y2="2.374cm">
              <text:p/>
            </draw:line>
            <draw:line draw:style-name="gr3" draw:text-style-name="P1" draw:layer="layout" svg:x1="9.265cm" svg:y1="2.618cm" svg:x2="10.063cm" svg:y2="2.375cm">
              <text:p/>
            </draw:line>
          </draw:g>
          <draw:frame draw:style-name="gr15" draw:layer="layout" svg:width="7.958cm" svg:height="0.712cm" svg:x="1.467cm" svg:y="1.848cm">
            <draw:text-box>
              <text:p>Canon</text:p>
            </draw:text-box>
          </draw:frame>
        </draw:g>
        <draw:circle draw:style-name="gr5" draw:text-style-name="P1" draw:layer="layout" svg:width="1cm" svg:height="1cm" svg:x="1.252cm" svg:y="8.708cm">
          <text:p/>
        </draw:circle>
        <draw:g>
          <draw:custom-shape draw:style-name="gr2" draw:text-style-name="P1" draw:layer="layout" svg:width="6.5cm" svg:height="4cm" svg:x="7.344cm" svg:y="7.25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3" draw:text-style-name="P1" draw:layer="layout" svg:x1="7.344cm" svg:y1="8.343cm" svg:x2="13.844cm" svg:y2="8.343cm">
            <text:p/>
          </draw:line>
        </draw:g>
        <draw:frame draw:style-name="gr8" draw:layer="layout" svg:width="6cm" svg:height="0.712cm" svg:x="7.661cm" svg:y="7.452cm">
          <draw:text-box>
            <text:p>Vide</text:p>
          </draw:text-box>
        </draw:frame>
        <draw:line draw:style-name="gr7" draw:layer="layout" svg:x1="1.967cm" svg:y1="9.271cm" svg:x2="7.356cm" svg:y2="9.271cm">
          <text:p/>
        </draw:line>
        <draw:line draw:style-name="gr10" draw:layer="layout" svg:x1="13.855cm" svg:y1="8.49cm" svg:x2="23.069cm" svg:y2="8.49cm">
          <text:p>Recharger</text:p>
          <text:p>[case énergie]</text:p>
        </draw:line>
        <draw:line draw:style-name="gr7" draw:layer="layout" svg:x1="23.11cm" svg:y1="10.958cm" svg:x2="13.773cm" svg:y2="10.958cm">
          <text:p/>
        </draw:line>
        <draw:frame draw:style-name="gr14" draw:layer="layout" svg:width="3.744cm" svg:height="1.423cm" svg:x="16.693cm" svg:y="10.299cm">
          <draw:text-box>
            <text:p>Tir</text:p>
            <text:p>[charge == 1]</text:p>
          </draw:text-box>
        </draw:frame>
        <draw:line draw:style-name="gr3" draw:layer="layout" svg:x1="24.139cm" svg:y1="7.379cm" svg:x2="24.139cm" svg:y2="4.212cm">
          <text:p/>
        </draw:line>
        <draw:line draw:style-name="gr16" draw:layer="layout" svg:x1="28.581cm" svg:y1="4.129cm" svg:x2="24.139cm" svg:y2="4.129cm">
          <text:p/>
        </draw:line>
        <draw:line draw:style-name="gr7" draw:layer="layout" svg:x1="28.56cm" svg:y1="4.106cm" svg:x2="28.56cm" svg:y2="7.338cm">
          <text:p/>
        </draw:line>
        <draw:frame draw:style-name="gr17" draw:layer="layout" svg:width="3.464cm" svg:height="1.423cm" svg:x="24.793cm" svg:y="3.462cm">
          <draw:text-box>
            <text:p>Tir</text:p>
            <text:p>[charge &gt; 1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t-to-size="false" fo:padding-top="0cm" fo:padding-bottom="0cm" fo:padding-left="0cm" fo:padding-right="0cm" draw:shadow="hidden" draw:shadow-offset-x="0.3cm" draw:shadow-offset-y="0.3cm" draw:shadow-color="#808080" draw:measure-align="inside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5T13:52:16.65</meta:creation-date>
    <meta:generator>OpenOffice.org/3.3$Unix OpenOffice.org_project/330m20$Build-9567</meta:generator>
    <dc:date>2011-11-15T16:09:19</dc:date>
    <meta:editing-duration>PT1H55M39S</meta:editing-duration>
    <meta:editing-cycles>29</meta:editing-cycles>
    <dc:creator>Andreolli Cedric</dc:creator>
    <meta:document-statistic meta:object-count="118"/>
  </office:meta>
</office:document-meta>
</file>